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694c" officeooo:paragraph-rsid="000e694c"/>
    </style:style>
    <style:style style:name="T1" style:family="text">
      <style:text-properties officeooo:rsid="000fd4e9"/>
    </style:style>
    <style:style style:name="T2" style:family="text">
      <style:text-properties officeooo:rsid="00107c16"/>
    </style:style>
    <style:style style:name="T3" style:family="text">
      <style:text-properties officeooo:rsid="0011faad"/>
    </style:style>
    <style:style style:name="T4" style:family="text">
      <style:text-properties officeooo:rsid="0012344d"/>
    </style:style>
    <style:style style:name="T5" style:family="text">
      <style:text-properties officeooo:rsid="00164f8d"/>
    </style:style>
    <style:style style:name="T6" style:family="text">
      <style:text-properties officeooo:rsid="00179916"/>
    </style:style>
    <style:style style:name="T7" style:family="text">
      <style:text-properties officeooo:rsid="00197fa9"/>
    </style:style>
    <style:style style:name="T8" style:family="text">
      <style:text-properties officeooo:rsid="0019a2db"/>
    </style:style>
    <style:style style:name="T9" style:family="text">
      <style:text-properties officeooo:rsid="001a3951"/>
    </style:style>
    <style:style style:name="T10" style:family="text">
      <style:text-properties officeooo:rsid="001b4912"/>
    </style:style>
    <style:style style:name="T11" style:family="text">
      <style:text-properties officeooo:rsid="001c6ec7"/>
    </style:style>
    <style:style style:name="T12" style:family="text">
      <style:text-properties officeooo:rsid="001e3b81"/>
    </style:style>
    <style:style style:name="T13" style:family="text">
      <style:text-properties officeooo:rsid="0020059b"/>
    </style:style>
    <style:style style:name="T14" style:family="text">
      <style:text-properties officeooo:rsid="00205c80"/>
    </style:style>
    <style:style style:name="T15" style:family="text">
      <style:text-properties officeooo:rsid="00206754"/>
    </style:style>
    <style:style style:name="T16" style:family="text">
      <style:text-properties officeooo:rsid="002077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Знаете, всё наше сознание строится на одном принципе. Меня невозможно предсказать. Да. НЕВОЗМОЖНО. Я Даже слециально так делаю, что предсказать меня <text:span text:style-name="T5">было</text:span> невозможно. Я не знаю, как Вы? Но я уже поговорил с БОГОМ и Дьяволом, с инопланетянами всех рас. И это я Вам н<text:span text:style-name="T6">и</text:span>сколько не вру. Я решаю ВОПРОСЫ ВСЕЛЕННОЙ. Мы с ней ВДВОЁМ РЕШАЕМ ЗА НАС. Мы с ней НА РОВНЕ. Она и Я. Всё Вас ВСЕХ ДЛЯ МЕНЯ НЕТУ. Вы муравьи, Вы черви которые, что-<text:span text:style-name="T7">то</text:span> там делают, и меня это совершенно не касается, и я Вас косаться не буду. С БОГОМ Я ВАМ ПОВТОРЯЮ мы уже пообщалися, ибо я пришёл с ЦЕЛОЙ ВСЕЛЕННОЙ. Кто ТЫ я Тебе говорю? Назови меня? Ведь к каждому я подхожу, как к БОГУ, я ЕГО УЧУ СТАТЬ БОГОМ!!! Я ЧЕЛОВЕК, я тот кто учит БОГА. И мы с ним НА РОВНЕ. Не Выше я Его Себе не ставлю и не падаю в пропасть, как ТЫ. Ты попробуй со мной говорить! Я УБИВАЮ СЛОВОМ. При чём любого могу довести до того, что желание у Него будет меня убить. Я Словами стреляю глядя в глаза. Я Сократ, я никогда ничего не пишу. Всё будет не понятно. <text:span text:style-name="T1">Только глядя в глаза я живу, сколько бы я не писал, я этого не опишу. Время теряет значение. Ты когда приходишь к НЕМУ! Время теряет значение, Ты попадаешь в ВЕЧНОСТЬ. Каждый человек хочет очучится в ВЕЧНОСТИ (это я написал без ошибки). </text:span>И я всегда прихожу ко времени <text:span text:style-name="T1">и</text:span> к числу! <text:span text:style-name="T1">Время моя ТЁМНАЯ МАТЬ, что Смертью все называете. А я всю жизнь с МАТЕРЬЮ СПОРЮ. Я ПЕРВЫЙ, я ей всегда говорю, но Ты молчи всегда об этом. Понять трудно, но каждый из нас Первый на ровне с Богом в Вечности. Выбор у человека Один, либо Убить, либо с Тобой говорить. Я пришёл к тому, что я буду МОЛЧАТЬ. У меня оружие похуже будет самой большой, что всеми там химическими названиями бомбы, у меня Слово. Бог Дал, я ему всегда говорю: ЗАЧЕМ ТЫ ЭТО СДЕЛАЛ? Они ж поубивают друг друга. Я Тебя предсказал. Идёт борьба за то, чтобы Тебя не убили. </text:span><text:span text:style-name="T2">Первый всегда Пророк. Живешь с ним, пытаешься из него человека сделать. Вот и вся история. И да! НАСТОЯЩЕЕ!!! Что хотел сказать, чуть не забыл. ГЛАВНОЕ. ВСЕ ЗНАЙТЕ, что настоящее всегда впереди и прошлого, и будущего. Настоящему вообще неважно где они, что из них второе и третье. Они для него на ровне, они всегда в треугольнике. Сознание в любом плане, в духовном и материальном, заключено в треугольнике. Для тех говорю, что хочет создание искусственного интеллекта. </text:span><text:span text:style-name="T3">Я лично играю с настоящим. Я настоящее заключаю в вечности и после рассматриваю. Мне надо намного меньше фотографии. Я одним взглядом прочитываю. Всего Тебя и навсегда. Я заключаю Тебя и предлагаю Тебе из этого выбраться. Сознание — это когда Один Взгляд на разговор Двоих. Каждый из Троих может СМОТРЕТЬ, но в этот момент он сказать не может. Прошлое говорит Будущему, Ты слушай Настоящее. Это я уже Вам миф начинаю рассказывать. Написал его полностью, но Вам не оставлю, Вам не зачем — Вы ссожете. Жгли и жгёте. Читали бы лучше Гёте. Жгут не Огнём. Жгут мудростью о том, что Он всё знает. Во Времени все в одном положении - как действовать по правилам! Выбери для меня правила и я Тебя переиграю в твоей же игре. Я любое правило схватываю и следую только по правильному. ПРАВИЛЬНО СДЕЛАТЬ каждый сам выбирает, или не правильно. И каждый знает, как ПРАВИЛЬНО. Тут думать не надо, Тебе Совесть Сама подсказывает, как ПРАВИЛЬНО, Ты её послушай. Ну не знай, возьми микрофон и отдай Ей. Если не слышишь! Она есть, Совести не может не быть. Дело в том, что Мы так мыслим, не Я. Судья над НАМИ — ВСЕМИ НАМИ, всегда Есть. Тут хоть религия, хоть сознание, хоть наука, мне всё равно, я всё это держу без названия. Мне не надо, названия Вам нужны, отстаньте от меня Товарищ. Тут такая Земля, что ТЫ ВЕЧНО ДУРАК, я как бы даже не против. Вы идите, куда шли. Всего доброго, До свидания…. Есть два названия у нас Себя — дурак и в правду дурак. И всегда приходишь к тому, что и в правду дурака из себя надо делать и чтоб все так думали о Тебе. Я вижу по нашей истории, что на этой Земле — никогда не было Первого, Первые не выдерживали, Первые не могли отказаться от Власти. </text:span><text:span text:style-name="T8">Свобода только тогда, когда Тебе Власть не нужна, Ты от Неё хочешь избавиться. Отдать Власть — значит стать Свободным.</text:span><text:span text:style-name="T3"> Первый на этой Земле в страхе БЕЗУМНОМ, он лишь одно думает, да ну Вас всех на …. На </text:span><text:soft-page-break/><text:span text:style-name="T3">КОЛ ВСЕХ, ВСЕХ — Я ПЕРВЫЙ. Я ЧИСЛО в треугольнике. Морской Бой!!! Я корабль! Я капитан, я плыл Один и хотел оставаться Один и тут Вы идёте. Кто Вы говорите? Совесть Планеты. Ааа, здравствуйте, я Душа Галактики. Я Вас долго искал. Ладно, рассказ уже получается, а хотел ведь кратко. Сократ всегда говорил, зачем писать? Ты учись говорить! История — она должна быть рассказана. Вот Кант, нам говорит. Свобода такая штука, что если Ты ей пользуешься, то она Тебя приведёт к тому, что Оба выбирут. Правильно — это всегда с Одной стороны, у ПРАВИЛЬНО — Второй стороны НЕТУ — это не я сказал — это Кант Вам объяснял ГЕОМЕТРИЮ. Я ВАМ РИСУЮ ПРОСТРАНСТВО, я каждого учу, как могу. Я сам учусь вместе с Вами. Нет никакого учителя и ученика — Ты мне дай ПРАВИЛО, скажи мне правило которому следуешь и я Тебе отвечу — Кто Ты!!! Человек — это тот, кто следует Правильному Правилу — тот кто всегда выбирает Одну Сторону. Я русский человек за Украину. Ты что хочешь мне сказать — ГОВОРИ!!! Я убиваю РУССКИХ! Знай просто об этом, если в следующий раз на меня посмотришь! Многих прощаю. Очень многих. Да ладно, ВСЕХ. Простил. Знай тоже об этом. Отпустил Всем и Себе за Одно. Я ГЛАВНЫЙ СВЯЩЕННИК на этой Земле, это я Тебе говорю — Совесть Планеты. Державина вспомните, я с ним, мы с ним здесь мимо проходом, не обращайте внимания. Ой, хватит, а то ещё получится Роман. </text:span><text:span text:style-name="T4">Государство — все вдруг подумали, что надо друг другу улыбаться, даже, если Ты поступаешь не правильно. Надо спасаться. Я с медиками, они спасают. Ты главное мне расскажи правду, как Твоё состояние и чем это вызвано, я помочь хочу, я этим занят. Мне вообще всё равно, кто кого убивает, я эту хрень разгребаю, я не разбираюсь кого спасать, мне всё равно, я проползти не могу, если Ты ранен. Не говори мне своей национальности и религии — я их ВСЕ ЗНАЮ, да прочитал у Тебя на лице, Ты мне не рассказывай. Мы все под ним ходим…. Не надо об этом. На вызове, не буду говорить где я работаю, там забирают и не выпускают, Ты прилипнишь и не Отстанешь, а я не хочу этого. </text:span><text:span text:style-name="T8">А</text:span><text:span text:style-name="T4"> в конце как всегда получилась — РЕКЛАМА. Кто рекламу придумывает — тот философ. Вообще вот эти академические философы — они не философы, в наше время философы в рекламе, это же надо так мне впарить. Мне самому лучшему и первому на свете Философу. Тщеславие, эта Гордыня получается у меня Везде, если Ты с Богом, то Гордыня с Нами, мы с ней всегда идём и ей не поддаемся. ГОРДЫНЯ — не знаю почему никто так не называет — девочек. Он должен её бояться. Так Вам, для ИМЕНИ — у меня Имени — нет — У меня все имена. Я Легион. За мной ВОЙСКО, которое нельзя победить, Ты что-то мне сказал? Войско, которое на меня смотрит, поступаю ли я правильно и каждый из них знает, как правильно. Ааа, Ты с другим непобедимым войском подошёл. Ясно! Давай — атакуй, Ты наверное подумал, что меня победишь. Ну, ясно, понятно, хватаем мы, что хотим, а главного не поняли. Что ГЛАВНОЕ, Иванов? Ты вообще слушаешь Учителя? В этим двух словах, Иванов: «Слушаешь Учителя?» - скрыта вся МИРА ТАЙНА. Я очень надеюсь Иванов, что Теб</text:span><text:span text:style-name="T9">е</text:span><text:span text:style-name="T4"> это тайна откроется. УРОК, славо Богу — я пришёл к названию Текста. Название Текста всегда в конце получается. Какой извиняюсь, я не побоюсь данного слова, а нет, побаюсь, всё же дети, родители, ой, потом пойдут, думают, что они взрослые, только не взрослые, Иванова я ещё контролирую, но кажется уже поздно, влияние родител</text:span><text:span text:style-name="T10">я</text:span><text:span text:style-name="T4"> меня опережает, не сдержать! УЧИТЕЛЬ — БОГ — ЭТО УЧИТЕЛЬ, </text:span><text:span text:style-name="T11">говорит, </text:span><text:span text:style-name="T4">как поступать правильно, Бог с Вашей Совестью говорит. Мы на геометрии, рисую — ТРЕУГОЛЬНИК. Совесть, Бог и Ты — Вы на ровне!!! Неважно кто наверху — Иванов — не поймёт, вершину надо рисовать вни</text:span><text:span text:style-name="T12">з</text:span><text:span text:style-name="T4">у, а нет, фууу, сейчас испугался, никогда не рисовать вершину у треугольника внизу — надо записать, а нет, надо забыть. УЧИТЕЛЬ ГЕОМЕТРИИ — его не нарушить, он всегда на Одной стороне, на плоскости!!! Ты просто не можешь быть Выше и Он это знает!!! Он из нас самый Крутой. Но я бы нарисовал бы им звезду. А после сказал, после уже всей жизни сказал, НАС БЫЛО ПЯТЕРО — мы всё решали и Ты не знал, что было нас ГОРИЗОНТАЛЬНО ВОСЕМЬ — Троё за всеми нами наблюдали, а мы не знали. Три Духа на Пятерых — ну вот, у меня уже начинается магия чисел, нумерология — самая главная религия и честная — другие религия по-другому называют числа, ну например — цифр</text:span><text:span text:style-name="T13">а</text:span><text:span text:style-name="T4"> истории. </text:span><text:span text:style-name="T15">А</text:span><text:span text:style-name="T4"> нумерология честно всем говорит — я буду называть числа — цифрами, </text:span><text:soft-page-break/><text:span text:style-name="T4">не нужны мне Ваши истории о числах. </text:span><text:span text:style-name="T14">Я</text:span><text:span text:style-name="T4"> пишу историю, товарищ истории учитель, а Вы мою истори</text:span><text:span text:style-name="T14">ю</text:span><text:span text:style-name="T4"> рассказываете. Как у учителей ординаторская зовётся? Ой, только там вся — политика </text:span><text:span text:style-name="T15">Мира</text:span><text:span text:style-name="T4">, туда надо смотреть, а не в телевизор. Ну вот, дош</text:span><text:span text:style-name="T15">ё</text:span><text:span text:style-name="T4">л до Ток-шоу. Хватит уже придумывать, мы устали, я не могу уже смотреть сериалы, я их все знаю. Да, назови мне любую серию Санта-Барбары, я знаю её события, да я их уже классифицировал, учитель биологии прошу Вас перестаньте. </text:span><text:span text:style-name="T15">М</text:span><text:span text:style-name="T4">ы и так уже зашли далеко, да я понимаю, что Вас обидели Лягушки. Да я понимаю, что если бы их не было так много, Вы бы всех и</text:span><text:span text:style-name="T15">х</text:span><text:span text:style-name="T4"> поубивали электричеством. Благо у нас сегодня учитель физики молчит. А помните, что случилось, когда мы до физики дошли, прошу в этом раз так делать не надо. </text:span><text:span text:style-name="T15">А</text:span><text:span text:style-name="T4"> я заявляю это офици</text:span><text:span text:style-name="T15">а</text:span><text:span text:style-name="T4">льно, издаду указ, что не один юрист не поймёт, а нам всем будет хорошо. Естественно товарищь директор, Вы здесь директор, Вы подпишите и Вам будет лучше Всех. Да, да товаришь директор, да Вам надо попить с учителем геометрии, он Вас научит, как </text:span><text:span text:style-name="T15">Вам</text:span><text:span text:style-name="T4"> быть. Да, я понимаю, я бы и сам умер, если пить с учителем геометрии, но что это даст, а Вас не жалко. Нет, Вы не поняли, меня не жалко тоже, но от Вас есть польза, а от меня пользы нет, понимаете меня — нет от меня пользы, поэтому я даю много чего, а Вы ничего. Ой кажись — поэму пишу, не хочу, тик-ток пойду посмотрю. Теперь Учителя в Тик-Токе. Нет, нет Товащь историк, можно там научить истории, Вы в одном предложении должны передать диалог Сталина с Лениным. Да, я СтаЛёха, да я над ними, да в прошлый раз это плохо закончилось. Ну вот, Вы заставили нашего фикика сказать его имя, ещё спасибо скажите, что он не говорит своего имени ученикам, нас всех расстреляют вместе с детьми, потому что не смогут победить. </text:span><text:span text:style-name="T16">Д</text:span><text:span text:style-name="T4">а верно, товаришь историк, поэтому и расстреливают, потомучто не победить русского человека. Язык, мой ЯЗЫК, вся борьба за него, товаришь учитель географии, границы никому не нужны все мы знаем это, товаришь учитель русского языка и литературы — видим, что за эти границы делают. Да учитель биологии, спасибо Вам, что Вы расклеили везде не смотреть телевизор, да мы знаем об эксперименте Вами проведеном. Вы смотрели недел</text:span><text:span text:style-name="T16">ю </text:span><text:span text:style-name="T4">и знаем, что после этого было. Естественно лучше этого бы не было, а что такое СтаЛёха не может повлиять на учителя Биологии, Вы же у нас самый влиятельный на Земле, Вы нам в прошлый раз говорили, аааа, Вы боитесь Зомби. Лишь бы поржать, ну вот и пришли к юмору, если хоть кто-то улыбнулся. Да знаю, что не до смеха, но учите детей, что нельзя убивать других людей, даже если они красные или зелёные, товаришь учитель рисования — да это Вы нам всё потрите, рисуют в младших классах и все младшие классы на вас, да, даже, если нет моего письменного приказа. </text:span><text:span text:style-name="T16">Д</text:span><text:span text:style-name="T4">а я Вам уже говорила, что это единственный приказ на словах и он требует немедленного исполнения!!! ПРИКАЗ УЧИТЕЛЮ РИСОВАНИЯ — Художником он Себя называет!!! Это он во Всём Виноват, да но мы его не будем </text:span><text:span text:style-name="T16">его </text:span><text:span text:style-name="T4">за это расчленять, я знаю, что Вам это </text:span><text:span text:style-name="T16">по</text:span><text:span text:style-name="T4">нравится учитель…. СОВЕСТЬ — НАША ГОРДЫНЯ. Название текста — во втором предложении с конц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8T15:56:12.301000000</dc:date>
    <meta:editing-duration>PT3H19M8S</meta:editing-duration>
    <meta:editing-cycles>17</meta:editing-cycles>
    <meta:generator>LibreOffice/7.4.1.2$Windows_X86_64 LibreOffice_project/3c58a8f3a960df8bc8fd77b461821e42c061c5f0</meta:generator>
    <meta:document-statistic meta:table-count="0" meta:image-count="0" meta:object-count="0" meta:page-count="3" meta:paragraph-count="1" meta:word-count="1993" meta:character-count="11555" meta:non-whitespace-character-count="9509"/>
  </office:meta>
</office:document-meta>
</file>